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4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6.015cm" svg:height="10.958cm" svg:x="3.422cm" svg:y="14.373cm">
            <draw:object draw:notify-on-update-of-ranges="Hoja1.F4:Hoja1.F4 Hoja1.F5:Hoja1.F26 Hoja1.G4:Hoja1.G4 Hoja1.G5:Hoja1.G26 Hoja1.H4:Hoja1.H4 Hoja1.H5:Hoja1.H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Pentium D G2030</text:p>
          </table:table-cell>
          <table:table-cell table:style-name="ce3" table:number-columns-repeated="6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Sort</text:p>
          </table:table-cell>
          <table:table-cell table:style-name="ce3" table:number-columns-repeated="6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sort 1 core</text:p>
          </table:table-cell>
          <table:table-cell table:style-name="ce2" office:value-type="string" calcext:value-type="string">
            <text:p>sort 2 cores mem</text:p>
          </table:table-cell>
          <table:table-cell table:style-name="ce2" office:value-type="string" calcext:value-type="string">
            <text:p>sort 2 cores ipis</text:p>
          </table:table-cell>
          <table:table-cell table:style-name="ce2" office:value-type="string" calcext:value-type="string">
            <text:p>Elementos</text:p>
          </table:table-cell>
          <table:table-cell table:style-name="ce2" office:value-type="string" calcext:value-type="string">
            <text:p>Mononúcleo / Doble núcleo con espera activa</text:p>
          </table:table-cell>
          <table:table-cell table:style-name="ce2" office:value-type="string" calcext:value-type="string">
            <text:p>Mononúcleo / Doble núcleo con interrupciones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5452" calcext:value-type="float">
            <text:p>15452</text:p>
          </table:table-cell>
          <table:table-cell table:style-name="ce2" office:value-type="float" office:value="21896" calcext:value-type="float">
            <text:p>21896</text:p>
          </table:table-cell>
          <table:table-cell table:style-name="ce2" office:value-type="float" office:value="102700" calcext:value-type="float">
            <text:p>1027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5]/[.D5]" office:value-type="float" office:value="0.705699671172817" calcext:value-type="float">
            <text:p>0,7056996712</text:p>
          </table:table-cell>
          <table:table-cell table:style-name="ce2" table:formula="of:=[.C5]/[.E5]" office:value-type="float" office:value="0.150457643622201" calcext:value-type="float">
            <text:p>0,1504576436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9912" calcext:value-type="float">
            <text:p>29912</text:p>
          </table:table-cell>
          <table:table-cell table:style-name="ce2" office:value-type="float" office:value="32196" calcext:value-type="float">
            <text:p>32196</text:p>
          </table:table-cell>
          <table:table-cell table:style-name="ce2" office:value-type="float" office:value="110408" calcext:value-type="float">
            <text:p>11040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6]/[.D6]" office:value-type="float" office:value="0.929059510498199" calcext:value-type="float">
            <text:p>0,9290595105</text:p>
          </table:table-cell>
          <table:table-cell table:style-name="ce2" table:formula="of:=[.C6]/[.E6]" office:value-type="float" office:value="0.270922396927759" calcext:value-type="float">
            <text:p>0,2709223969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1836" calcext:value-type="float">
            <text:p>71836</text:p>
          </table:table-cell>
          <table:table-cell table:style-name="ce2" office:value-type="float" office:value="50516" calcext:value-type="float">
            <text:p>50516</text:p>
          </table:table-cell>
          <table:table-cell table:style-name="ce2" office:value-type="float" office:value="134456" calcext:value-type="float">
            <text:p>13445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C7]/[.D7]" office:value-type="float" office:value="1.42204450075224" calcext:value-type="float">
            <text:p>1,4220445008</text:p>
          </table:table-cell>
          <table:table-cell table:style-name="ce2" table:formula="of:=[.C7]/[.E7]" office:value-type="float" office:value="0.53427143452133" calcext:value-type="float">
            <text:p>0,5342714345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9000" calcext:value-type="float">
            <text:p>169000</text:p>
          </table:table-cell>
          <table:table-cell table:style-name="ce2" office:value-type="float" office:value="103400" calcext:value-type="float">
            <text:p>103400</text:p>
          </table:table-cell>
          <table:table-cell table:style-name="ce2" office:value-type="float" office:value="183016" calcext:value-type="float">
            <text:p>183016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C8]/[.D8]" office:value-type="float" office:value="1.63442940038685" calcext:value-type="float">
            <text:p>1,6344294004</text:p>
          </table:table-cell>
          <table:table-cell table:style-name="ce2" table:formula="of:=[.C8]/[.E8]" office:value-type="float" office:value="0.923416531887922" calcext:value-type="float">
            <text:p>0,9234165319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97952" calcext:value-type="float">
            <text:p>397952</text:p>
          </table:table-cell>
          <table:table-cell table:style-name="ce2" office:value-type="float" office:value="211700" calcext:value-type="float">
            <text:p>211700</text:p>
          </table:table-cell>
          <table:table-cell table:style-name="ce2" office:value-type="float" office:value="310164" calcext:value-type="float">
            <text:p>310164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C9]/[.D9]" office:value-type="float" office:value="1.87979215871516" calcext:value-type="float">
            <text:p>1,8797921587</text:p>
          </table:table-cell>
          <table:table-cell table:style-name="ce2" table:formula="of:=[.C9]/[.E9]" office:value-type="float" office:value="1.28303736088005" calcext:value-type="float">
            <text:p>1,2830373609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916460" calcext:value-type="float">
            <text:p>916460</text:p>
          </table:table-cell>
          <table:table-cell table:style-name="ce2" office:value-type="float" office:value="471424" calcext:value-type="float">
            <text:p>471424</text:p>
          </table:table-cell>
          <table:table-cell table:style-name="ce2" office:value-type="float" office:value="565800" calcext:value-type="float">
            <text:p>565800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[.C10]/[.D10]" office:value-type="float" office:value="1.94402491175672" calcext:value-type="float">
            <text:p>1,9440249118</text:p>
          </table:table-cell>
          <table:table-cell table:style-name="ce2" table:formula="of:=[.C10]/[.E10]" office:value-type="float" office:value="1.61975963237893" calcext:value-type="float">
            <text:p>1,6197596324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139260" calcext:value-type="float">
            <text:p>2139260</text:p>
          </table:table-cell>
          <table:table-cell table:style-name="ce2" office:value-type="float" office:value="1090936" calcext:value-type="float">
            <text:p>1090936</text:p>
          </table:table-cell>
          <table:table-cell table:style-name="ce2" office:value-type="float" office:value="1181260" calcext:value-type="float">
            <text:p>1181260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[.C11]/[.D11]" office:value-type="float" office:value="1.9609399634809" calcext:value-type="float">
            <text:p>1,9609399635</text:p>
          </table:table-cell>
          <table:table-cell table:style-name="ce2" table:formula="of:=[.C11]/[.E11]" office:value-type="float" office:value="1.81099842541016" calcext:value-type="float">
            <text:p>1,8109984254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788876" calcext:value-type="float">
            <text:p>4788876</text:p>
          </table:table-cell>
          <table:table-cell table:style-name="ce2" office:value-type="float" office:value="2416744" calcext:value-type="float">
            <text:p>2416744</text:p>
          </table:table-cell>
          <table:table-cell table:style-name="ce2" office:value-type="float" office:value="2549880" calcext:value-type="float">
            <text:p>2549880</text:p>
          </table:table-cell>
          <table:table-cell table:style-name="ce2" office:value-type="float" office:value="256" calcext:value-type="float">
            <text:p>256</text:p>
          </table:table-cell>
          <table:table-cell table:style-name="ce2" table:formula="of:=[.C12]/[.D12]" office:value-type="float" office:value="1.98154045277448" calcext:value-type="float">
            <text:p>1,9815404528</text:p>
          </table:table-cell>
          <table:table-cell table:style-name="ce2" table:formula="of:=[.C12]/[.E12]" office:value-type="float" office:value="1.87807896842204" calcext:value-type="float">
            <text:p>1,8780789684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815520" calcext:value-type="float">
            <text:p>10815520</text:p>
          </table:table-cell>
          <table:table-cell table:style-name="ce2" office:value-type="float" office:value="5308704" calcext:value-type="float">
            <text:p>5308704</text:p>
          </table:table-cell>
          <table:table-cell table:style-name="ce2" office:value-type="float" office:value="5487300" calcext:value-type="float">
            <text:p>5487300</text:p>
          </table:table-cell>
          <table:table-cell table:style-name="ce2" office:value-type="float" office:value="512" calcext:value-type="float">
            <text:p>512</text:p>
          </table:table-cell>
          <table:table-cell table:style-name="ce2" table:formula="of:=[.C13]/[.D13]" office:value-type="float" office:value="2.037318336076" calcext:value-type="float">
            <text:p>2,0373183361</text:p>
          </table:table-cell>
          <table:table-cell table:style-name="ce2" table:formula="of:=[.C13]/[.E13]" office:value-type="float" office:value="1.97100942175569" calcext:value-type="float">
            <text:p>1,9710094218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3706116" calcext:value-type="float">
            <text:p>23706116</text:p>
          </table:table-cell>
          <table:table-cell table:style-name="ce2" office:value-type="float" office:value="11522124" calcext:value-type="float">
            <text:p>11522124</text:p>
          </table:table-cell>
          <table:table-cell table:style-name="ce2" office:value-type="float" office:value="11979292" calcext:value-type="float">
            <text:p>1197929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formula="of:=[.C14]/[.D14]" office:value-type="float" office:value="2.05744322834922" calcext:value-type="float">
            <text:p>2,0574432283</text:p>
          </table:table-cell>
          <table:table-cell table:style-name="ce2" table:formula="of:=[.C14]/[.E14]" office:value-type="float" office:value="1.97892463093812" calcext:value-type="float">
            <text:p>1,9789246309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51881936" calcext:value-type="float">
            <text:p>51881936</text:p>
          </table:table-cell>
          <table:table-cell table:style-name="ce2" office:value-type="float" office:value="25373340" calcext:value-type="float">
            <text:p>25373340</text:p>
          </table:table-cell>
          <table:table-cell table:style-name="ce2" office:value-type="float" office:value="25050724" calcext:value-type="float">
            <text:p>25050724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formula="of:=[.C15]/[.D15]" office:value-type="float" office:value="2.04474207967891" calcext:value-type="float">
            <text:p>2,0447420797</text:p>
          </table:table-cell>
          <table:table-cell table:style-name="ce2" table:formula="of:=[.C15]/[.E15]" office:value-type="float" office:value="2.07107531103692" calcext:value-type="float">
            <text:p>2,071075311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12622828" calcext:value-type="float">
            <text:p>112622828</text:p>
          </table:table-cell>
          <table:table-cell table:style-name="ce2" office:value-type="float" office:value="56403280" calcext:value-type="float">
            <text:p>56403280</text:p>
          </table:table-cell>
          <table:table-cell table:style-name="ce2" office:value-type="float" office:value="57929704" calcext:value-type="float">
            <text:p>5792970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formula="of:=[.C16]/[.D16]" office:value-type="float" office:value="1.99674252986706" calcext:value-type="float">
            <text:p>1,9967425299</text:p>
          </table:table-cell>
          <table:table-cell table:style-name="ce2" table:formula="of:=[.C16]/[.E16]" office:value-type="float" office:value="1.94412918111924" calcext:value-type="float">
            <text:p>1,9441291811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241852140" calcext:value-type="float">
            <text:p>241852140</text:p>
          </table:table-cell>
          <table:table-cell table:style-name="ce2" office:value-type="float" office:value="121972712" calcext:value-type="float">
            <text:p>121972712</text:p>
          </table:table-cell>
          <table:table-cell table:style-name="ce2" office:value-type="float" office:value="124943688" calcext:value-type="float">
            <text:p>124943688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formula="of:=[.C17]/[.D17]" office:value-type="float" office:value="1.98283809578654" calcext:value-type="float">
            <text:p>1,9828380958</text:p>
          </table:table-cell>
          <table:table-cell table:style-name="ce2" table:formula="of:=[.C17]/[.E17]" office:value-type="float" office:value="1.93568914021491" calcext:value-type="float">
            <text:p>1,9356891402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16384" calcext:value-type="float">
            <text:p>16384</text:p>
          </table:table-cell>
          <table:table-cell table:style-name="ce2" office:value-type="float" office:value="515303872" calcext:value-type="float">
            <text:p>515303872</text:p>
          </table:table-cell>
          <table:table-cell table:style-name="ce2" office:value-type="float" office:value="262110928" calcext:value-type="float">
            <text:p>262110928</text:p>
          </table:table-cell>
          <table:table-cell table:style-name="ce2" office:value-type="float" office:value="266906044" calcext:value-type="float">
            <text:p>266906044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formula="of:=[.C18]/[.D18]" office:value-type="float" office:value="1.96597629840142" calcext:value-type="float">
            <text:p>1,9659762984</text:p>
          </table:table-cell>
          <table:table-cell table:style-name="ce2" table:formula="of:=[.C18]/[.E18]" office:value-type="float" office:value="1.93065643728922" calcext:value-type="float">
            <text:p>1,9306564373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32768" calcext:value-type="float">
            <text:p>32768</text:p>
          </table:table-cell>
          <table:table-cell table:style-name="ce2" office:value-type="float" office:value="1138315716" calcext:value-type="float">
            <text:p>1138315716</text:p>
          </table:table-cell>
          <table:table-cell table:style-name="ce2" office:value-type="float" office:value="556395036" calcext:value-type="float">
            <text:p>556395036</text:p>
          </table:table-cell>
          <table:table-cell table:style-name="ce2" office:value-type="float" office:value="564395308" calcext:value-type="float">
            <text:p>564395308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formula="of:=[.C19]/[.D19]" office:value-type="float" office:value="2.04587683632749" calcext:value-type="float">
            <text:p>2,0458768363</text:p>
          </table:table-cell>
          <table:table-cell table:style-name="ce2" table:formula="of:=[.C19]/[.E19]" office:value-type="float" office:value="2.01687664632393" calcext:value-type="float">
            <text:p>2,0168766463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2328303276" calcext:value-type="float">
            <text:p>2328303276</text:p>
          </table:table-cell>
          <table:table-cell table:style-name="ce2" office:value-type="float" office:value="1185656408" calcext:value-type="float">
            <text:p>1185656408</text:p>
          </table:table-cell>
          <table:table-cell table:style-name="ce2" office:value-type="float" office:value="1198435060" calcext:value-type="float">
            <text:p>1198435060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formula="of:=[.C20]/[.D20]" office:value-type="float" office:value="1.96372512330739" calcext:value-type="float">
            <text:p>1,9637251233</text:p>
          </table:table-cell>
          <table:table-cell table:style-name="ce2" table:formula="of:=[.C20]/[.E20]" office:value-type="float" office:value="1.94278635005888" calcext:value-type="float">
            <text:p>1,9427863501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5102082740" calcext:value-type="float">
            <text:p>5102082740</text:p>
          </table:table-cell>
          <table:table-cell table:style-name="ce2" office:value-type="float" office:value="2520384000" calcext:value-type="float">
            <text:p>2520384000</text:p>
          </table:table-cell>
          <table:table-cell table:style-name="ce2" office:value-type="float" office:value="2552306004" calcext:value-type="float">
            <text:p>2552306004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formula="of:=[.C21]/[.D21]" office:value-type="float" office:value="2.02432753897819" calcext:value-type="float">
            <text:p>2,024327539</text:p>
          </table:table-cell>
          <table:table-cell table:style-name="ce2" table:formula="of:=[.C21]/[.E21]" office:value-type="float" office:value="1.99900902634871" calcext:value-type="float">
            <text:p>1,9990090263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262144" calcext:value-type="float">
            <text:p>262144</text:p>
          </table:table-cell>
          <table:table-cell table:style-name="ce2" office:value-type="float" office:value="10786122552" calcext:value-type="float">
            <text:p>10786122552</text:p>
          </table:table-cell>
          <table:table-cell table:style-name="ce2" office:value-type="float" office:value="5146255024" calcext:value-type="float">
            <text:p>5146255024</text:p>
          </table:table-cell>
          <table:table-cell table:style-name="ce2" office:value-type="float" office:value="5192631012" calcext:value-type="float">
            <text:p>519263101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table:formula="of:=[.C22]/[.D22]" office:value-type="float" office:value="2.0959168369422" calcext:value-type="float">
            <text:p>2,0959168369</text:p>
          </table:table-cell>
          <table:table-cell table:style-name="ce2" table:formula="of:=[.C22]/[.E22]" office:value-type="float" office:value="2.07719796131742" calcext:value-type="float">
            <text:p>2,0771979613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524288" calcext:value-type="float">
            <text:p>524288</text:p>
          </table:table-cell>
          <table:table-cell table:style-name="ce2" office:value-type="float" office:value="21983866092" calcext:value-type="float">
            <text:p>21983866092</text:p>
          </table:table-cell>
          <table:table-cell table:style-name="ce2" office:value-type="float" office:value="10830150400" calcext:value-type="float">
            <text:p>10830150400</text:p>
          </table:table-cell>
          <table:table-cell table:style-name="ce2" office:value-type="float" office:value="10945820376" calcext:value-type="float">
            <text:p>10945820376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2" table:formula="of:=[.C23]/[.D23]" office:value-type="float" office:value="2.02987634336085" calcext:value-type="float">
            <text:p>2,0298763434</text:p>
          </table:table-cell>
          <table:table-cell table:style-name="ce2" table:formula="of:=[.C23]/[.E23]" office:value-type="float" office:value="2.00842562154612" calcext:value-type="float">
            <text:p>2,0084256215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1048576" calcext:value-type="float">
            <text:p>1048576</text:p>
          </table:table-cell>
          <table:table-cell table:style-name="ce2" office:value-type="float" office:value="46087236500" calcext:value-type="float">
            <text:p>46087236500</text:p>
          </table:table-cell>
          <table:table-cell table:style-name="ce2" office:value-type="float" office:value="22837077648" calcext:value-type="float">
            <text:p>22837077648</text:p>
          </table:table-cell>
          <table:table-cell table:style-name="ce2" office:value-type="float" office:value="23007268768" calcext:value-type="float">
            <text:p>23007268768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2" table:formula="of:=[.C24]/[.D24]" office:value-type="float" office:value="2.01808818143753" calcext:value-type="float">
            <text:p>2,0180881814</text:p>
          </table:table-cell>
          <table:table-cell table:style-name="ce2" table:formula="of:=[.C24]/[.E24]" office:value-type="float" office:value="2.00315982591124" calcext:value-type="float">
            <text:p>2,0031598259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2097152" calcext:value-type="float">
            <text:p>2097152</text:p>
          </table:table-cell>
          <table:table-cell table:style-name="ce2" office:value-type="float" office:value="97382977980" calcext:value-type="float">
            <text:p>97382977980</text:p>
          </table:table-cell>
          <table:table-cell table:style-name="ce2" office:value-type="float" office:value="47855259656" calcext:value-type="float">
            <text:p>47855259656</text:p>
          </table:table-cell>
          <table:table-cell table:style-name="ce2" office:value-type="float" office:value="48355560760" calcext:value-type="float">
            <text:p>48355560760</text:p>
          </table:table-cell>
          <table:table-cell table:style-name="ce2" office:value-type="float" office:value="2097152" calcext:value-type="float">
            <text:p>2097152</text:p>
          </table:table-cell>
          <table:table-cell table:style-name="ce2" table:formula="of:=[.C25]/[.D25]" office:value-type="float" office:value="2.03494827277132" calcext:value-type="float">
            <text:p>2,0349482728</text:p>
          </table:table-cell>
          <table:table-cell table:style-name="ce2" table:formula="of:=[.C25]/[.E25]" office:value-type="float" office:value="2.01389408889982" calcext:value-type="float">
            <text:p>2,0138940889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4194304" calcext:value-type="float">
            <text:p>4194304</text:p>
          </table:table-cell>
          <table:table-cell table:style-name="ce2" office:value-type="float" office:value="203101063672" calcext:value-type="float">
            <text:p>203101063672</text:p>
          </table:table-cell>
          <table:table-cell table:style-name="ce2" office:value-type="float" office:value="100389365112" calcext:value-type="float">
            <text:p>100389365112</text:p>
          </table:table-cell>
          <table:table-cell table:style-name="ce2" office:value-type="float" office:value="100937254332" calcext:value-type="float">
            <text:p>100937254332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2" table:formula="of:=[.C26]/[.D26]" office:value-type="float" office:value="2.02313326162995" calcext:value-type="float">
            <text:p>2,0231332616</text:p>
          </table:table-cell>
          <table:table-cell table:style-name="ce2" table:formula="of:=[.C26]/[.E26]" office:value-type="float" office:value="2.01215165813769" calcext:value-type="float">
            <text:p>2,0121516581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1:32:36.7930577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15T11:28:13.167029808</meta:creation-date>
    <dc:date>2014-07-15T11:50:50.758211979</dc:date>
    <dc:creator>David </dc:creator>
    <meta:editing-duration>PT5M23S</meta:editing-duration>
    <meta:editing-cycles>3</meta:editing-cycles>
    <meta:generator>LibreOffice/4.2.4.2$Linux_X86_64 LibreOffice_project/420m0$Build-2</meta:generator>
    <meta:document-statistic meta:table-count="1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10.959cm" xlink:href=".." xlink:type="simple" chart:class="chart:line" chart:style-name="ch1">
        <chart:legend svg:x="5.741cm" svg:y="5.535cm" style:legend-expansion="custom" chartooo:width="8.881cm" chartooo:height="3.586cm" style:legend-expansion-aspect-ratio="2.4765755716676" chart:style-name="ch2"/>
        <chart:plot-area chart:style-name="ch3" table:cell-range-address="Hoja1.F4:Hoja1.H26" chart:data-source-has-labels="both" svg:x="0.77cm" svg:y="1.011cm" svg:width="14.606cm" svg:height="9.309cm">
          <chartooo:coordinate-region svg:x="1.497cm" svg:y="1.21cm" svg:width="13.879cm" svg:height="7.664cm"/>
          <chart:axis chart:dimension="x" chart:name="primary-x" chart:style-name="ch4" chartooo:axis-type="auto">
            <chartooo:date-scale/>
            <chart:categories table:cell-range-address="Hoja1.F5:Hoja1.F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G5:Hoja1.G26" chart:label-cell-address="Hoja1.G4:Hoja1.G4" chart:class="chart:line">
            <chart:data-point chart:repeated="22"/>
          </chart:series>
          <chart:series chart:style-name="ch7" chart:values-cell-range-address="Hoja1.H5:Hoja1.H26" chart:label-cell-address="Hoja1.H4:Hoja1.H4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núcleo / Doble núcleo con espera activa</text:p>
                <draw:g>
                  <svg:desc>Hoja1.G4:Hoja1.G4</svg:desc>
                </draw:g>
              </table:table-cell>
              <table:table-cell office:value-type="string">
                <text:p>Mononúcleo / Doble núcleo con interrupciones</text:p>
                <draw:g>
                  <svg:desc>Hoja1.H4:Hoja1.H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Hoja1.F5:Hoja1.F26</svg:desc>
                </draw:g>
              </table:table-cell>
              <table:table-cell office:value-type="float" office:value="0.705699671172817">
                <text:p>0.705699671172817</text:p>
                <draw:g>
                  <svg:desc>Hoja1.G5:Hoja1.G26</svg:desc>
                </draw:g>
              </table:table-cell>
              <table:table-cell office:value-type="float" office:value="0.150457643622201">
                <text:p>0.150457643622201</text:p>
                <draw:g>
                  <svg:desc>Hoja1.H5:Hoja1.H2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29059510498199">
                <text:p>0.929059510498199</text:p>
              </table:table-cell>
              <table:table-cell office:value-type="float" office:value="0.270922396927759">
                <text:p>0.2709223969277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42204450075224">
                <text:p>1.42204450075224</text:p>
              </table:table-cell>
              <table:table-cell office:value-type="float" office:value="0.53427143452133">
                <text:p>0.534271434521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63442940038685">
                <text:p>1.63442940038685</text:p>
              </table:table-cell>
              <table:table-cell office:value-type="float" office:value="0.923416531887922">
                <text:p>0.9234165318879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87979215871516">
                <text:p>1.87979215871516</text:p>
              </table:table-cell>
              <table:table-cell office:value-type="float" office:value="1.28303736088005">
                <text:p>1.283037360880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94402491175672">
                <text:p>1.94402491175672</text:p>
              </table:table-cell>
              <table:table-cell office:value-type="float" office:value="1.61975963237893">
                <text:p>1.619759632378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9609399634809">
                <text:p>1.9609399634809</text:p>
              </table:table-cell>
              <table:table-cell office:value-type="float" office:value="1.81099842541016">
                <text:p>1.8109984254101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8154045277448">
                <text:p>1.98154045277448</text:p>
              </table:table-cell>
              <table:table-cell office:value-type="float" office:value="1.87807896842204">
                <text:p>1.8780789684220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37318336076">
                <text:p>2.037318336076</text:p>
              </table:table-cell>
              <table:table-cell office:value-type="float" office:value="1.97100942175569">
                <text:p>1.971009421755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5744322834922">
                <text:p>2.05744322834922</text:p>
              </table:table-cell>
              <table:table-cell office:value-type="float" office:value="1.97892463093812">
                <text:p>1.9789246309381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4474207967891">
                <text:p>2.04474207967891</text:p>
              </table:table-cell>
              <table:table-cell office:value-type="float" office:value="2.07107531103692">
                <text:p>2.0710753110369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99674252986706">
                <text:p>1.99674252986706</text:p>
              </table:table-cell>
              <table:table-cell office:value-type="float" office:value="1.94412918111924">
                <text:p>1.9441291811192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98283809578654">
                <text:p>1.98283809578654</text:p>
              </table:table-cell>
              <table:table-cell office:value-type="float" office:value="1.93568914021491">
                <text:p>1.9356891402149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96597629840142">
                <text:p>1.96597629840142</text:p>
              </table:table-cell>
              <table:table-cell office:value-type="float" office:value="1.93065643728922">
                <text:p>1.9306564372892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04587683632749">
                <text:p>2.04587683632749</text:p>
              </table:table-cell>
              <table:table-cell office:value-type="float" office:value="2.01687664632393">
                <text:p>2.0168766463239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.96372512330739">
                <text:p>1.96372512330739</text:p>
              </table:table-cell>
              <table:table-cell office:value-type="float" office:value="1.94278635005888">
                <text:p>1.9427863500588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.02432753897819">
                <text:p>2.02432753897819</text:p>
              </table:table-cell>
              <table:table-cell office:value-type="float" office:value="1.99900902634871">
                <text:p>1.9990090263487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2.0959168369422">
                <text:p>2.0959168369422</text:p>
              </table:table-cell>
              <table:table-cell office:value-type="float" office:value="2.07719796131742">
                <text:p>2.0771979613174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2.02987634336085">
                <text:p>2.02987634336085</text:p>
              </table:table-cell>
              <table:table-cell office:value-type="float" office:value="2.00842562154612">
                <text:p>2.0084256215461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.01808818143753">
                <text:p>2.01808818143753</text:p>
              </table:table-cell>
              <table:table-cell office:value-type="float" office:value="2.00315982591124">
                <text:p>2.0031598259112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.03494827277132">
                <text:p>2.03494827277132</text:p>
              </table:table-cell>
              <table:table-cell office:value-type="float" office:value="2.01389408889982">
                <text:p>2.0138940888998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2.02313326162995">
                <text:p>2.02313326162995</text:p>
              </table:table-cell>
              <table:table-cell office:value-type="float" office:value="2.01215165813769">
                <text:p>2.01215165813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